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Configuration.setSmtp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isSmtpAuthent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setSmtpAuthenticate( boolean authent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setSmtp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getSmtp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setSmtp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getSmtp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getSmtp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getSmtp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setSmtp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setSmtp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figuration.getSmtp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